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5ad" officeooo:paragraph-rsid="000e35ad"/>
    </style:style>
    <style:style style:name="P2" style:family="paragraph" style:parent-style-name="Standard">
      <style:text-properties officeooo:rsid="000e35ad" officeooo:paragraph-rsid="0014e4bf"/>
    </style:style>
    <style:style style:name="P3" style:family="paragraph" style:parent-style-name="Standard">
      <style:text-properties officeooo:rsid="000f7598" officeooo:paragraph-rsid="000f7598"/>
    </style:style>
    <style:style style:name="P4" style:family="paragraph" style:parent-style-name="Standard">
      <style:text-properties officeooo:rsid="0014e4bf" officeooo:paragraph-rsid="000e35ad"/>
    </style:style>
    <style:style style:name="P5" style:family="paragraph" style:parent-style-name="Standard">
      <style:text-properties officeooo:rsid="0014e4bf" officeooo:paragraph-rsid="0014e4bf"/>
    </style:style>
    <style:style style:name="P6" style:family="paragraph" style:parent-style-name="Standard">
      <style:text-properties fo:font-weight="bold" officeooo:rsid="000f7598" officeooo:paragraph-rsid="000f7598" style:font-weight-asian="bold" style:font-weight-complex="bold"/>
    </style:style>
    <style:style style:name="P7" style:family="paragraph" style:parent-style-name="Standard">
      <style:text-properties fo:font-weight="bold" officeooo:rsid="0017146f" officeooo:paragraph-rsid="0017146f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ariable definitions</text:p>
      <text:p text:style-name="P3"/>
      <text:p text:style-name="P3"><draw:frame draw:style-name="fr1" draw:name="Object15" text:anchor-type="as-char" svg:y="-5.503cm" svg:width="9.128cm" svg:height="10.859cm" draw:z-index="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"/>
      <text:p text:style-name="P7">Loan repayment model equations</text:p>
      <text:p text:style-name="P3"/>
      <text:p text:style-name="P3"><draw:frame draw:style-name="fr1" draw:name="Object3" text:anchor-type="as-char" svg:y="-3.621cm" svg:width="5.655cm" svg:height="7.094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1" draw:name="Object1" text:anchor-type="as-char" svg:y="-2.441cm" svg:width="5.653cm" svg:height="4.733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oft-page-break/></text:p>
      <text:p text:style-name="P3"><draw:frame draw:style-name="fr1" draw:name="Object4" text:anchor-type="as-char" svg:y="-2.08cm" svg:width="4.482cm" svg:height="4.009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5"><draw:frame draw:style-name="fr1" draw:name="Object23" text:anchor-type="as-char" svg:y="-3.741cm" svg:width="4.382cm" svg:height="7.334cm" draw:z-index="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1"><draw:frame draw:style-name="fr1" draw:name="Object2" text:anchor-type="as-char" svg:y="-2.679cm" svg:width="9.327cm" svg:height="5.2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11:46:33.768000000</meta:creation-date>
    <meta:generator>LibreOffice/7.2.1.2$Windows_X86_64 LibreOffice_project/87b77fad49947c1441b67c559c339af8f3517e22</meta:generator>
    <dc:date>2022-06-17T17:12:11.139000000</dc:date>
    <meta:editing-duration>PT2H51M40S</meta:editing-duration>
    <meta:editing-cycles>12</meta:editing-cycles>
    <meta:document-statistic meta:table-count="0" meta:image-count="0" meta:object-count="6" meta:page-count="2" meta:paragraph-count="8" meta:word-count="12" meta:character-count="98" meta:non-whitespace-character-count="90"/>
  </office:meta>
</office:document-meta>
</file>

<file path=Object 1/content.xml><?xml version="1.0" encoding="utf-8"?>
<math xmlns="http://www.w3.org/1998/Math/MathML" display="block">
  <semantics>
    <mtable>
      <mtr>
        <mtd columnalign="left">
          <mtext>Estimated Monthly Repayments</mtext>
        </mtd>
      </mtr>
      <mtr>
        <mtd>
          <mrow/>
        </mtd>
      </mtr>
      <mtr>
        <mtd columnalign="left">
          <mrow>
            <mi>p</mi>
            <mo stretchy="false">=</mo>
            <mfrac>
              <msub>
                <mi>V</mi>
                <mi>F</mi>
              </msub>
              <mi>t</mi>
            </mfrac>
          </mrow>
        </mtd>
      </mtr>
      <mtr>
        <mtd>
          <mrow/>
        </mtd>
      </mtr>
      <mtr>
        <mtd columnalign="left">
          <mrow>
            <mtext>if </mtext>
            <mrow>
              <mi>L</mi>
              <mo stretchy="false">=</mo>
              <mn>0</mn>
            </mrow>
          </mrow>
        </mtd>
      </mtr>
      <mtr>
        <mtd columnalign="left">
          <mrow>
            <mspace width="8em"/>
            <mrow>
              <mi>p</mi>
              <mo stretchy="false">=</mo>
              <mfrac>
                <mrow>
                  <msub>
                    <mi>L</mi>
                    <mn>1</mn>
                  </msub>
                  <mi>r</mi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i>r</mi>
                        </mrow>
                      </mrow>
                      <mo fence="true" form="postfix" stretchy="false">)</mo>
                    </mrow>
                    <mi>t</mi>
                  </msup>
                </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i>r</mi>
                        </mrow>
                      </mrow>
                      <mo fence="true" form="postfix" stretchy="false">)</mo>
                    </mrow>
                    <mi>t</mi>
                  </msup>
                  <mo stretchy="false">−</mo>
                  <mn>1</mn>
                </mrow>
              </mfrac>
            </mrow>
          </mrow>
        </mtd>
      </mtr>
    </mtable>
    <annotation encoding="StarMath 5.0">alignl "Estimated Monthly Repayments" newline
newline
alignl p = frac { alignc V_F } { alignc t } newline
newline
alignl "if "L = 0 newline
alignl ~~~~p = frac { alignc L_1 r ( 1+r )^t } { alignc ( 1+r )^t - 1 } newline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sub>
              <mi>L</mi>
              <mn>0</mn>
            </msub>
            <mo stretchy="false">=</mo>
            <mtext>Initial loan value</mtext>
          </mrow>
        </mtd>
      </mtr>
      <mtr>
        <mtd columnalign="left">
          <mrow>
            <msub>
              <mi>L</mi>
              <mn>1</mn>
            </msub>
            <mo stretchy="false">=</mo>
            <mtext>Current loan value</mtext>
          </mrow>
        </mtd>
      </mtr>
      <mtr>
        <mtd columnalign="left">
          <mrow>
            <mi>L</mi>
            <mo stretchy="false">=</mo>
            <mtext>Final loan value</mtext>
          </mrow>
        </mtd>
      </mtr>
      <mtr>
        <mtd>
          <mrow/>
        </mtd>
      </mtr>
      <mtr>
        <mtd columnalign="left">
          <mrow>
            <mi>I</mi>
            <mo stretchy="false">=</mo>
            <mtext>Gross annual income</mtext>
          </mrow>
        </mtd>
      </mtr>
      <mtr>
        <mtd columnalign="left">
          <mrow>
            <msub>
              <mi>T</mi>
              <mi>L</mi>
            </msub>
            <mo stretchy="false">=</mo>
            <mtext>Lower earnings threshold</mtext>
          </mrow>
        </mtd>
      </mtr>
      <mtr>
        <mtd columnalign="left">
          <mrow>
            <msub>
              <mi>T</mi>
              <mi>U</mi>
            </msub>
            <mo stretchy="false">=</mo>
            <mtext>Upper earnings threshold</mtext>
          </mrow>
        </mtd>
      </mtr>
      <mtr>
        <mtd columnalign="left">
          <mrow>
            <msub>
              <mi>T</mi>
              <mtext>%</mtext>
            </msub>
            <mo stretchy="false">=</mo>
            <mtext>Repayment rate above lower earnings threshold</mtext>
          </mrow>
        </mtd>
      </mtr>
      <mtr>
        <mtd>
          <mrow/>
        </mtd>
      </mtr>
      <mtr>
        <mtd columnalign="left">
          <mrow>
            <mi>p</mi>
            <mo stretchy="false">=</mo>
            <mtext>Monthly repayment amount</mtext>
          </mrow>
        </mtd>
      </mtr>
      <mtr>
        <mtd columnalign="left">
          <mrow>
            <mi>t</mi>
            <mo stretchy="false">=</mo>
            <mtext>Months remaining on loan</mtext>
          </mrow>
        </mtd>
      </mtr>
      <mtr>
        <mtd columnalign="left">
          <mrow>
            <msub>
              <mi>t</mi>
              <mi>N</mi>
            </msub>
            <mo stretchy="false">=</mo>
            <mtext>Maximum months remaining on loan</mtext>
          </mrow>
        </mtd>
      </mtr>
      <mtr>
        <mtd>
          <mrow/>
        </mtd>
      </mtr>
      <mtr>
        <mtd columnalign="left">
          <mrow>
            <msub>
              <mi>R</mi>
              <mn>0</mn>
            </msub>
            <mo stretchy="false">=</mo>
            <mtext>Base interest rate (RPI)</mtext>
          </mrow>
        </mtd>
      </mtr>
      <mtr>
        <mtd columnalign="left">
          <mrow>
            <msub>
              <mi>R</mi>
              <mn>1</mn>
            </msub>
            <mo stretchy="false">=</mo>
            <mtext>Maximum extra interest</mtext>
          </mrow>
        </mtd>
      </mtr>
      <mtr>
        <mtd columnalign="left">
          <mrow>
            <mi>r</mi>
            <mo stretchy="false">=</mo>
            <mtext>Monthly interest rate</mtext>
          </mrow>
        </mtd>
      </mtr>
      <mtr>
        <mtd>
          <mrow/>
        </mtd>
      </mtr>
      <mtr>
        <mtd columnalign="left">
          <mrow>
            <msub>
              <mi>V</mi>
              <mn>1</mn>
            </msub>
            <mo stretchy="false">=</mo>
            <mtext>Total repayments made</mtext>
          </mrow>
        </mtd>
      </mtr>
      <mtr>
        <mtd columnalign="left">
          <mrow>
            <msub>
              <mi>V</mi>
              <mi>F</mi>
            </msub>
            <mo stretchy="false">=</mo>
            <mtext>Total future repayments</mtext>
          </mrow>
        </mtd>
      </mtr>
      <mtr>
        <mtd columnalign="left">
          <mrow>
            <mi>V</mi>
            <mo stretchy="false">=</mo>
            <mtext>Total repayments</mtext>
          </mrow>
        </mtd>
      </mtr>
    </mtable>
    <annotation encoding="StarMath 5.0">alignl L_0 = "Initial loan value" newline
alignl L_1 = "Current loan value" newline
alignl L = "Final loan value" newline
newline
alignl I = "Gross annual income" newline
alignl T_L = "Lower earnings threshold" newline
alignl T_U = "Upper earnings threshold" newline
alignl T_% = "Repayment rate above lower earnings threshold" newline
newline
alignl p = "Monthly repayment amount" newline
alignl t = "Months remaining on loan" newline
alignl t_N = "Maximum months remaining on loan" newline
newline
alignl R_0 = "Base interest rate (RPI)" newline
alignl R_1 = "Maximum extra interest" newline
alignl r = "Monthly interest rate" newline
newline
alignl V_1 = "Total repayments made" newline
alignl V_F = "Total future repayments" newline
alignl V = "Total repayments" newline</annotation>
  </semantics>
</math>
</file>

<file path=Object 2/content.xml><?xml version="1.0" encoding="utf-8"?>
<math xmlns="http://www.w3.org/1998/Math/MathML" display="block">
  <semantics>
    <mtable>
      <mtr>
        <mtd columnalign="left">
          <mtext>Final Loan Value</mtext>
        </mtd>
      </mtr>
      <mtr>
        <mtd>
          <mrow/>
        </mtd>
      </mtr>
      <mtr>
        <mtd columnalign="left">
          <mrow>
            <mrow>
              <mi>L</mi>
              <mo stretchy="false">=</mo>
              <msub>
                <mi>L</mi>
                <mn>1</mn>
              </msub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t</mi>
              </msup>
              <mo stretchy="false">−</mo>
              <mi>p</mi>
              <mo stretchy="false">−</mo>
              <mi>p</mi>
            </mrow>
            <mrow>
              <mrow>
                <mo fence="true" form="prefix" stretchy="false">(</mo>
                <mrow>
                  <mrow>
                    <mn>1</mn>
                    <mo stretchy="false">+</mo>
                    <mi>r</mi>
                  </mrow>
                </mrow>
                <mo fence="true" form="postfix" stretchy="false">)</mo>
              </mrow>
              <mo stretchy="false">−</mo>
              <mi>p</mi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n>2</mn>
              </msup>
              <mo stretchy="false">−</mo>
              <mtext> ... </mtext>
              <mo stretchy="false">−</mo>
              <mi>p</mi>
            </mrow>
            <msup>
              <mrow>
                <mo fence="true" form="prefix" stretchy="false">(</mo>
                <mrow>
                  <mrow>
                    <mn>1</mn>
                    <mo stretchy="false">+</mo>
                    <mi>r</mi>
                  </mrow>
                </mrow>
                <mo fence="true" form="postfix" stretchy="false">)</mo>
              </mrow>
              <mrow>
                <mi>t</mi>
                <mo stretchy="false">−</mo>
                <mn>1</mn>
              </mrow>
            </msup>
          </mrow>
        </mtd>
      </mtr>
      <mtr>
        <mtd>
          <mrow/>
        </mtd>
      </mtr>
      <mtr>
        <mtd columnalign="left">
          <mrow>
            <mrow>
              <mi>L</mi>
              <mo stretchy="false">=</mo>
              <msub>
                <mi>L</mi>
                <mn>1</mn>
              </msub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t</mi>
              </msup>
              <mo stretchy="false">−</mo>
              <mi>p</mi>
            </mrow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i>t</mi>
                  <mo stretchy="false">−</mo>
                  <mn>1</mn>
                </mrow>
              </munderover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k</mi>
              </msup>
            </mrow>
          </mrow>
        </mtd>
      </mtr>
      <mtr>
        <mtd>
          <mrow/>
        </mtd>
      </mtr>
      <mtr>
        <mtd columnalign="left">
          <mrow>
            <mrow>
              <mi>L</mi>
              <mo stretchy="false">=</mo>
              <msub>
                <mi>L</mi>
                <mn>1</mn>
              </msub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i>r</mi>
                    </mrow>
                  </mrow>
                  <mo fence="true" form="postfix" stretchy="false">)</mo>
                </mrow>
                <mi>t</mi>
              </msup>
              <mo stretchy="false">−</mo>
              <mfrac>
                <mi>p</mi>
                <mi>r</mi>
              </mfrac>
            </mrow>
            <mrow>
              <mo fence="true" form="prefix" stretchy="false">(</mo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i>r</mi>
                        </mrow>
                      </mrow>
                      <mo fence="true" form="postfix" stretchy="false">)</mo>
                    </mrow>
                    <mi>t</mi>
                  </msup>
                  <mo stretchy="false">−</mo>
                  <mn>1</mn>
                </mrow>
              </mrow>
              <mo fence="true" form="postfix" stretchy="false">)</mo>
            </mrow>
          </mrow>
        </mtd>
      </mtr>
    </mtable>
    <annotation encoding="StarMath 5.0">alignl "Final Loan Value" newline
newline
alignl L = L_1 ( 1+r )^t - p - p ( 1+r ) - p ( 1+r )^2 - " ... " - p ( 1+r )^{t-1} newline
newline
alignl L = L_1 ( 1+r )^t - p sum from{k=0} to{t-1} ( 1+r )^k newline
newline
alignl L = L_1 ( 1+r )^t - frac {alignc p} {alignc r} (( 1+r )^t-1) newline</annotation>
  </semantics>
</math>
</file>

<file path=Object 23/content.xml><?xml version="1.0" encoding="utf-8"?>
<math xmlns="http://www.w3.org/1998/Math/MathML" display="block">
  <semantics>
    <mtable>
      <mtr>
        <mtd columnalign="left">
          <mtext>Interest Rate</mtext>
        </mtd>
      </mtr>
      <mtr>
        <mtd>
          <mrow/>
        </mtd>
      </mtr>
      <mtr>
        <mtd columnalign="left">
          <mrow>
            <mtext>if </mtext>
            <mrow>
              <mi>I</mi>
              <mo stretchy="false">≤</mo>
              <msub>
                <mi>T</mi>
                <mi>L</mi>
              </msub>
            </mrow>
          </mrow>
        </mtd>
      </mtr>
      <mtr>
        <mtd columnalign="left">
          <mrow>
            <mspace width="8em"/>
            <mrow>
              <mi>r</mi>
              <mo stretchy="false">=</mo>
              <mfrac>
                <msub>
                  <mi>R</mi>
                  <mn>0</mn>
                </msub>
                <mn>12</mn>
              </mfrac>
            </mrow>
          </mrow>
        </mtd>
      </mtr>
      <mtr>
        <mtd>
          <mrow/>
        </mtd>
      </mtr>
      <mtr>
        <mtd columnalign="left">
          <mrow>
            <mtext>else if </mtext>
            <mrow>
              <mi>I</mi>
              <mo stretchy="false">≥</mo>
              <msub>
                <mi>T</mi>
                <mi>U</mi>
              </msub>
            </mrow>
          </mrow>
        </mtd>
      </mtr>
      <mtr>
        <mtd columnalign="left">
          <mrow>
            <mspace width="8em"/>
            <mrow>
              <mi>r</mi>
              <mo stretchy="false">=</mo>
              <mfrac>
                <mrow>
                  <msub>
                    <mi>R</mi>
                    <mn>0</mn>
                  </msub>
                  <mo stretchy="false">+</mo>
                  <msub>
                    <mi>R</mi>
                    <mn>1</mn>
                  </msub>
                </mrow>
                <mn>12</mn>
              </mfrac>
            </mrow>
          </mrow>
        </mtd>
      </mtr>
      <mtr>
        <mtd>
          <mrow/>
        </mtd>
      </mtr>
      <mtr>
        <mtd columnalign="left">
          <mtext>else</mtext>
        </mtd>
      </mtr>
      <mtr>
        <mtd columnalign="left">
          <mrow>
            <mspace width="8em"/>
            <mrow>
              <mi>r</mi>
              <mo stretchy="false">=</mo>
              <mrow>
                <mfrac>
                  <msub>
                    <mi>R</mi>
                    <mn>0</mn>
                  </msub>
                  <mn>12</mn>
                </mfrac>
                <mo stretchy="false">+</mo>
                <mfrac>
                  <mrow>
                    <msub>
                      <mi>R</mi>
                      <mn>1</mn>
                    </msub>
                    <mrow>
                      <mo fence="true" form="prefix" stretchy="false">(</mo>
                      <mrow>
                        <mrow>
                          <mi>I</mi>
                          <mo stretchy="false">−</mo>
                          <msub>
                            <mi>T</mi>
                            <mi>L</mi>
                          </msub>
                        </mrow>
                      </mrow>
                      <mo fence="true" form="postfix" stretchy="false">)</mo>
                    </mrow>
                  </mrow>
                  <mrow>
                    <mn>12</mn>
                    <mrow>
                      <mo fence="true" form="prefix" stretchy="false">(</mo>
                      <mrow>
                        <mrow>
                          <msub>
                            <mi>T</mi>
                            <mi>U</mi>
                          </msub>
                          <mo stretchy="false">−</mo>
                          <msub>
                            <mi>T</mi>
                            <mi>L</mi>
                          </msub>
                        </mrow>
                      </mrow>
                      <mo fence="true" form="postfix" stretchy="false">)</mo>
                    </mrow>
                  </mrow>
                </mfrac>
              </mrow>
            </mrow>
          </mrow>
        </mtd>
      </mtr>
    </mtable>
    <annotation encoding="StarMath 5.0">alignl "Interest Rate" newline
newline
alignl "if "I &lt;= T_L newline 
alignl ~~~~r = frac { alignc R_0 } { alignc 12 } newline
newline
alignl "else if "I &gt;= T_U newline
alignl ~~~~r = frac { alignc R_0 + R_1 } { alignc 12 } newline
newline
alignl "else" newline
alignl ~~~~r = {frac { alignc R_0 } { alignc 12 }} + frac {alignc R_1 (I - T_L)} {alignc 12 (T_U - T_L)} newline</annotation>
  </semantics>
</math>
</file>

<file path=Object 3/content.xml><?xml version="1.0" encoding="utf-8"?>
<math xmlns="http://www.w3.org/1998/Math/MathML" display="block">
  <semantics>
    <mtable>
      <mtr>
        <mtd columnalign="left">
          <mtext>Minimum Monthly Repayments</mtext>
        </mtd>
      </mtr>
      <mtr>
        <mtd>
          <mrow/>
        </mtd>
      </mtr>
      <mtr>
        <mtd columnalign="left">
          <mrow>
            <mtext>if </mtext>
            <mrow>
              <mi>I</mi>
              <mo stretchy="false">≥</mo>
              <msub>
                <mi>T</mi>
                <mi>L</mi>
              </msub>
            </mrow>
          </mrow>
        </mtd>
      </mtr>
      <mtr>
        <mtd columnalign="left">
          <mrow>
            <mspace width="8em"/>
            <mrow>
              <mi>p</mi>
              <mo stretchy="false">=</mo>
              <mfrac>
                <mrow>
                  <msub>
                    <mi>T</mi>
                    <mtext>%</mtext>
                  </msub>
                  <mrow>
                    <mo fence="true" form="prefix" stretchy="false">(</mo>
                    <mrow>
                      <mrow>
                        <mi>I</mi>
                        <mo stretchy="false">−</mo>
                        <msub>
                          <mi>T</mi>
                          <mi>L</mi>
                        </msub>
                      </mrow>
                    </mrow>
                    <mo fence="true" form="postfix" stretchy="false">)</mo>
                  </mrow>
                </mrow>
                <mn>12</mn>
              </mfrac>
            </mrow>
          </mrow>
        </mtd>
      </mtr>
      <mtr>
        <mtd>
          <mrow/>
        </mtd>
      </mtr>
      <mtr>
        <mtd columnalign="left">
          <mtext>else</mtext>
        </mtd>
      </mtr>
      <mtr>
        <mtd columnalign="left">
          <mrow>
            <mspace width="8em"/>
            <mrow>
              <mi>p</mi>
              <mo stretchy="false">=</mo>
              <mn>0</mn>
            </mrow>
          </mrow>
        </mtd>
      </mtr>
      <mtr>
        <mtd>
          <mrow/>
        </mtd>
      </mtr>
      <mtr>
        <mtd columnalign="left">
          <mtext>Maximum Annual Income</mtext>
        </mtd>
      </mtr>
      <mtr>
        <mtd>
          <mrow/>
        </mtd>
      </mtr>
      <mtr>
        <mtd columnalign="left">
          <mrow>
            <mi>I</mi>
            <mo stretchy="false">=</mo>
            <mrow>
              <mfrac>
                <mrow>
                  <mn>12</mn>
                  <mi>p</mi>
                </mrow>
                <msub>
                  <mi>T</mi>
                  <mtext>%</mtext>
                </msub>
              </mfrac>
              <mo stretchy="false">+</mo>
              <msub>
                <mi>T</mi>
                <mi>L</mi>
              </msub>
            </mrow>
          </mrow>
        </mtd>
      </mtr>
    </mtable>
    <annotation encoding="StarMath 5.0">alignl "Minimum Monthly Repayments" newline
newline
alignl "if "I&gt;=T_L newline
alignl ~~~~p = frac {alignc T_% ( I-T_L )} {alignc 12} newline
newline
alignl "else" newline
alignl ~~~~p = 0 newline
newline
alignl "Maximum Annual Income" newline
newline
alignl I = {frac {alignc 12p} {alignc T_%}} + T_L newline</annotation>
  </semantics>
</math>
</file>

<file path=Object 4/content.xml><?xml version="1.0" encoding="utf-8"?>
<math xmlns="http://www.w3.org/1998/Math/MathML" display="block">
  <semantics>
    <mtable>
      <mtr>
        <mtd columnalign="left">
          <mtext>Total Loan Repayments</mtext>
        </mtd>
      </mtr>
      <mtr>
        <mtd>
          <mrow/>
        </mtd>
      </mtr>
      <mtr>
        <mtd columnalign="left">
          <mrow>
            <mi>V</mi>
            <mo stretchy="false">=</mo>
            <mrow>
              <msub>
                <mi>V</mi>
                <mi>F</mi>
              </msub>
              <mo stretchy="false">+</mo>
              <msub>
                <mi>V</mi>
                <mn>1</mn>
              </msub>
            </mrow>
          </mrow>
        </mtd>
      </mtr>
      <mtr>
        <mtd>
          <mrow/>
        </mtd>
      </mtr>
      <mtr>
        <mtd columnalign="left">
          <mtext>Future Loan Repayments</mtext>
        </mtd>
      </mtr>
      <mtr>
        <mtd>
          <mrow/>
        </mtd>
      </mtr>
      <mtr>
        <mtd columnalign="left">
          <mrow>
            <msub>
              <mi>V</mi>
              <mi>F</mi>
            </msub>
            <mo stretchy="false">=</mo>
            <mrow>
              <mi>V</mi>
              <mo stretchy="false">−</mo>
              <msub>
                <mi>V</mi>
                <mn>1</mn>
              </msub>
            </mrow>
          </mrow>
        </mtd>
      </mtr>
    </mtable>
    <annotation encoding="StarMath 5.0">alignl "Total Loan Repayments" newline
newline
alignl V = V_F + V_1 newline
newline
alignl "Future Loan Repayments" newline
newline
alignl V_F = V - V_1 newline</annotation>
  </semantics>
</math>
</file>